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BE3000003CC8FEABD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37cm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justify" fo:text-indent="0cm"/>
      <style:text-properties fo:font-family="'Bitstream Charter'" style:font-family-generic="roman" style:font-pitch="variable" fo:font-size="54pt" fo:font-weight="normal"/>
    </style:style>
    <style:style style:name="P2" style:family="paragraph">
      <style:paragraph-properties fo:margin-left="0cm" fo:margin-right="0cm" fo:text-align="start" fo:text-indent="0cm"/>
      <style:text-properties fo:font-family="'Bitstream Charter'" style:font-family-generic="roman" style:font-pitch="variable" fo:font-size="54pt" fo:font-weight="bold"/>
    </style:style>
    <style:style style:name="P3" style:family="paragraph">
      <style:paragraph-properties fo:text-align="center"/>
    </style:style>
    <style:style style:name="T1" style:family="text">
      <style:text-properties fo:font-family="'Bitstream Charter'" style:font-family-generic="roman" style:font-pitch="variable" fo:font-size="54pt" fo:font-weight="normal"/>
    </style:style>
    <style:style style:name="T2" style:family="text">
      <style:text-properties fo:font-family="'Bitstream Charter'" style:font-family-generic="roman" style:font-pitch="variable" fo:font-size="54pt" fo:font-weight="bold"/>
    </style:style>
    <style:style style:name="T3" style:family="text">
      <style:text-properties fo:font-family="'Bitstream Charter'" style:font-family-generic="roman" style:font-pitch="variable" fo:font-size="54pt" fo:font-style="italic" fo:font-weight="normal"/>
    </style:style>
    <style:style style:name="T4" style:family="text">
      <style:text-properties fo:font-family="'Bitstream Charter'" style:font-family-generic="roman" style:font-pitch="variable" fo:font-size="54pt" fo:font-style="italic" fo:font-weight="bold"/>
    </style:style>
    <style:style style:name="T5" style:family="text">
      <style:text-properties fo:font-family="'Bitstream Charter'" style:font-family-generic="roman" style:font-pitch="variable" fo:font-size="5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0.64cm" svg:height="7.62cm" svg:x="1.27cm" svg:y="1.27cm">
          <draw:text-box>
            <text:p text:style-name="P1"><text:span text:style-name="T1">What do the creators of </text:span><text:span text:style-name="T2">PayPal</text:span><text:span text:style-name="T1">, </text:span><text:span text:style-name="T2">YouTube</text:span><text:span text:style-name="T1">, </text:span><text:span text:style-name="T3">The </text:span><text:span text:style-name="T4">Triumph of the Nerds</text:span><text:span text:style-name="T3">,</text:span><text:span text:style-name="T1"> and </text:span><text:span text:style-name="T4">Red vs. Blue</text:span><text:span text:style-name="T1"> have in common?</text:span></text:p>
          </draw:text-box>
        </draw:frame>
        <draw:frame draw:style-name="gr2" draw:text-style-name="P2" draw:layer="layout" svg:width="40.799cm" svg:height="5.08cm" svg:x="1.27cm" svg:y="21.59cm">
          <draw:text-box>
            <text:p text:style-name="P2"><text:span text:style-name="T5">Friday-Sunday, October 20-22</text:span></text:p>
            <text:p text:style-name="P2"><text:span text:style-name="T5">www.acm.uiuc.edu/conference</text:span></text:p>
          </draw:text-box>
        </draw:frame>
        <draw:frame draw:style-name="gr3" draw:text-style-name="P3" draw:layer="layout" svg:width="33.493cm" svg:height="10.697cm" svg:x="4.844cm" svg:y="9.688cm">
          <draw:image xlink:href="Pictures/1000020100000BE3000003CC8FEABD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43.18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7$Build-9044</meta:generator>
    <meta:initial-creator>Sameer Sundresh</meta:initial-creator>
    <meta:creation-date>2006-10-03T02:19:18</meta:creation-date>
    <dc:creator>Sameer Sundresh</dc:creator>
    <dc:date>2006-10-03T02:52:28</dc:date>
    <dc:language>en-US</dc:language>
    <meta:editing-cycles>5</meta:editing-cycles>
    <meta:editing-duration>PT33M11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